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DejaVu Sans" style:font-name-asian="Noto Sans CJK SC Regular" style:font-name-complex="FreeSans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4"/>
    <style:style style:name="ce4" style:family="table-cell" style:parent-style-name="Default" style:data-style-name="N2"/>
    <style:style style:name="ce5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pital cost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  <table:table-cell office:value-type="string" calcext:value-type="string">
            <text:p>Contributor</text:p>
          </table:table-cell>
          <table:table-cell/>
        </table:table-row>
        <table:table-row table:style-name="ro1">
          <table:table-cell office:value-type="string" calcext:value-type="string">
            <text:p>Solar system enlargement</text:p>
          </table:table-cell>
          <table:table-cell office:value-type="float" office:value="1" calcext:value-type="float">
            <text:p>1</text:p>
          </table:table-cell>
          <table:table-cell office:value-type="float" office:value="2700" calcext:value-type="float">
            <text:p>2700</text:p>
          </table:table-cell>
          <table:table-cell table:formula="of:=[.C3]*[.B3]" office:value-type="currency" office:currency="CAD" office:value="2700" calcext:value-type="currency">
            <text:p>$2,7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Injection molding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C4]*[.B4]" office:value-type="currency" office:currency="CAD" office:value="500" calcext:value-type="currency">
            <text:p>$5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Safety equipment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5]*[.B5]" office:value-type="currency" office:currency="CAD" office:value="150" calcext:value-type="currency">
            <text:p>$15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:.D5])" office:value-type="currency" office:currency="CAD" office:value="3350" calcext:value-type="currency">
            <text:p>$3,35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Material costs</text:p>
          </table:table-cell>
          <table:table-cell table:number-columns-repeated="2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Unit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ntributor</text:p>
          </table:table-cell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" table:formula="of:=[.D10]*[.C10]" office:value-type="currency" office:currency="CAD" office:value="800" calcext:value-type="currency">
            <text:p>$800.00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table:style-name="ce1" office:value-type="string" calcext:value-type="string">
            <text:p>Printer materials</text:p>
          </table:table-cell>
          <table:table-cell office:value-type="string" calcext:value-type="string">
            <text:p>Wood, paints, glue, etc.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3" table:formula="of:=[.D11]*[.C11]" office:value-type="currency" office:currency="CAD" office:value="100" calcext:value-type="currency">
            <text:p>$100.00</text:p>
          </table:table-cell>
          <table:table-cell office:value-type="string" calcext:value-type="string">
            <text:p>SF</text:p>
          </table:table-cell>
        </table:table-row>
        <table:table-row table:style-name="ro1">
          <table:table-cell office:value-type="string" calcext:value-type="string">
            <text:p>Project-related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500" calcext:value-type="float">
            <text:p>500</text:p>
          </table:table-cell>
          <table:table-cell table:style-name="ce3" table:formula="of:=[.D12]*[.C12]" office:value-type="currency" office:currency="CAD" office:value="500" calcext:value-type="currency">
            <text:p>$500.00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2"/>
          <table:covered-table-cell table:style-name="Default"/>
          <table:table-cell table:style-name="ce3" table:formula="of:=SUM([.E10:.E12])" office:value-type="currency" office:currency="CAD" office:value="1400" calcext:value-type="currency">
            <text:p>$1,400.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Monthly recurring costs</text:p>
          </table:table-cell>
          <table:table-cell table:style-name="ce2" table:number-columns-repeated="4"/>
          <table:table-cell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  <table:table-cell office:value-type="string" calcext:value-type="string">
            <text:p>Contributor</text:p>
          </table:table-cell>
          <table:table-cell/>
        </table:table-row>
        <table:table-row table:style-name="ro1">
          <table:table-cell office:value-type="string" calcext:value-type="string">
            <text:p>Engineering sala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C17]*[.B17]*12" office:value-type="currency" office:currency="CAD" office:value="24000" calcext:value-type="currency">
            <text:p>$24,0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Support staff salary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C18]*[.B18]*12" office:value-type="currency" office:currency="CAD" office:value="12000" calcext:value-type="currency">
            <text:p>$12,0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Medical consultant salary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formula="of:=[.C19]*[.B19]*12" office:value-type="currency" office:currency="CAD" office:value="24000" calcext:value-type="currency">
            <text:p>$24,000.00</text:p>
          </table:table-cell>
          <table:table-cell office:value-type="string" calcext:value-type="string">
            <text:p>GC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20]*[.B20]*12" office:value-type="currency" office:currency="CAD" office:value="1800" calcext:value-type="currency">
            <text:p>$1,8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21]*[.B21]*12" office:value-type="currency" office:currency="CAD" office:value="600" calcext:value-type="currency">
            <text:p>$6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C22]*[.B22]*12" office:value-type="currency" office:currency="CAD" office:value="1680" calcext:value-type="currency">
            <text:p>$1,68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ravel Expenses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table:formula="of:=[.C23]*[.B23]*12" office:value-type="currency" office:currency="CAD" office:value="3360" calcext:value-type="currency">
            <text:p>$3,360.00</text:p>
          </table:table-cell>
          <table:table-cell office:value-type="string" calcext:value-type="string">
            <text:p>GG</text:p>
          </table:table-cell>
          <table:table-cell/>
        </table:table-row>
        <table:table-row table:style-name="ro1">
          <table:table-cell office:value-type="string" calcext:value-type="string">
            <text:p>Rent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C24]*[.B24]*12" office:value-type="currency" office:currency="CAD" office:value="2400" calcext:value-type="currency">
            <text:p>$2,4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Accident insurance</text:p>
          </table:table-cell>
          <table:table-cell office:value-type="float" office:value="1" calcext:value-type="float">
            <text:p>1</text:p>
          </table:table-cell>
          <table:table-cell table:style-name="ce4" table:formula="of:=400/12" office:value-type="float" office:value="33.3333333333333" calcext:value-type="float">
            <text:p>33.33</text:p>
          </table:table-cell>
          <table:table-cell table:formula="of:=[.C25]*[.B25]*12" office:value-type="currency" office:currency="CAD" office:value="400" calcext:value-type="currency">
            <text:p>$4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Accounts receivable payback</text:p>
          </table:table-cell>
          <table:table-cell office:value-type="float" office:value="1" calcext:value-type="float">
            <text:p>1</text:p>
          </table:table-cell>
          <table:table-cell table:style-name="ce4" table:formula="of:=400/12" office:value-type="float" office:value="33.3333333333333" calcext:value-type="float">
            <text:p>33.33</text:p>
          </table:table-cell>
          <table:table-cell table:formula="of:=[.C26]*[.B26]*12" office:value-type="currency" office:currency="CAD" office:value="400" calcext:value-type="currency">
            <text:p>$400.00</text:p>
          </table:table-cell>
          <table:table-cell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17:.D26])" office:value-type="currency" office:currency="CAD" office:value="70640" calcext:value-type="currency">
            <text:p>$70,64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Miscellaneous Costs</text:p>
          </table:table-cell>
          <table:table-cell table:number-columns-repeated="2"/>
          <table:table-cell table:style-name="Default"/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Unit cost</text:p>
          </table:table-cell>
          <table:table-cell table:style-name="ce2" office:value-type="string" calcext:value-type="string">
            <text:p>Total cost</text:p>
          </table:table-cell>
          <table:table-cell office:value-type="string" calcext:value-type="string">
            <text:p>Contributor</text:p>
          </table:table-cell>
          <table:table-cell/>
        </table:table-row>
        <table:table-row table:style-name="ro1">
          <table:table-cell office:value-type="string" calcext:value-type="string">
            <text:p>Contingency fun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[.C31]*[.B31]" office:value-type="currency" office:currency="CAD" office:value="1250" calcext:value-type="currency">
            <text:p>$1,250.00</text:p>
          </table:table-cell>
          <table:table-cell table:style-name="ce3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Contingency fund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table:formula="of:=[.C32]*[.B32]" office:value-type="currency" office:currency="CAD" office:value="625" calcext:value-type="currency">
            <text:p>$625.00</text:p>
          </table:table-cell>
          <table:table-cell table:style-name="ce3" office:value-type="string" calcext:value-type="string">
            <text:p>GG</text:p>
          </table:table-cell>
          <table:table-cell/>
        </table:table-row>
        <table:table-row table:style-name="ro1">
          <table:table-cell office:value-type="string" calcext:value-type="string">
            <text:p>Contingency fund</text:p>
          </table:table-cell>
          <table:table-cell office:value-type="float" office:value="1" calcext:value-type="float">
            <text:p>1</text:p>
          </table:table-cell>
          <table:table-cell office:value-type="float" office:value="625" calcext:value-type="float">
            <text:p>625</text:p>
          </table:table-cell>
          <table:table-cell table:formula="of:=[.C33]*[.B33]" office:value-type="currency" office:currency="CAD" office:value="625" calcext:value-type="currency">
            <text:p>$625.00</text:p>
          </table:table-cell>
          <table:table-cell table:style-name="ce3" office:value-type="string" calcext:value-type="string">
            <text:p>GC</text:p>
          </table:table-cell>
          <table:table-cell/>
        </table:table-row>
        <table:table-row table:style-name="ro1">
          <table:table-cell office:value-type="string" calcext:value-type="string">
            <text:p>Medical Conference / Hackathon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formula="of:=[.C34]*[.B34]" office:value-type="currency" office:currency="CAD" office:value="600" calcext:value-type="currency">
            <text:p>$600.00</text:p>
          </table:table-cell>
          <table:table-cell table:style-name="ce3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Medical Conference / Hackath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C35]*[.B35]" office:value-type="currency" office:currency="CAD" office:value="300" calcext:value-type="currency">
            <text:p>$300.00</text:p>
          </table:table-cell>
          <table:table-cell table:style-name="ce3" office:value-type="string" calcext:value-type="string">
            <text:p>GG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table:formula="of:=[.C36]*[.B36]" office:value-type="currency" office:currency="CAD" office:value="620" calcext:value-type="currency">
            <text:p>$620.00</text:p>
          </table:table-cell>
          <table:table-cell table:style-name="ce3" office:value-type="string" calcext:value-type="string">
            <text:p>SF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31:.D36])" office:value-type="currency" office:currency="CAD" office:value="4020" calcext:value-type="currency">
            <text:p>$4,020.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3"/>
          <table:table-cell/>
        </table:table-row>
        <table:table-row table:style-name="ro1">
          <table:table-cell office:value-type="string" calcext:value-type="string">
            <text:p>Organization</text:p>
          </table:table-cell>
          <table:table-cell table:style-name="ce3" office:value-type="string" calcext:value-type="string">
            <text:p>Amount</text:p>
          </table:table-cell>
          <table:table-cell office:value-type="string" calcext:value-type="string">
            <text:p>Percen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lia Gaza</text:p>
          </table:table-cell>
          <table:table-cell table:style-name="ce3" table:formula="of:=SUMIFS([.$D$3:.$D$5];[.$E$3:.$E$5];&quot;=GG&quot;)+SUMIFS([.$E$10:.$E$12];[.$F$10:.$F$12];&quot;=GG&quot;)+SUMIFS([.$D$17:.$D$26];[.$E$17:.$E$26];&quot;=GG&quot;)+SUMIFS([.$D$31:.$D$36];[.$E$31:.$E$36];&quot;=GG&quot;)" office:value-type="currency" office:currency="CAD" office:value="4785" calcext:value-type="currency">
            <text:p>$4,785.00</text:p>
          </table:table-cell>
          <table:table-cell table:style-name="ce5" table:formula="of:=[.B40]/[.B43]" office:value-type="percentage" office:value="0.0602568945976577" calcext:value-type="percentage">
            <text:p>6.03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lia Canada</text:p>
          </table:table-cell>
          <table:table-cell table:style-name="ce3" table:formula="of:=SUMIFS([.$D$3:.$D$5];[.$E$3:.$E$5];&quot;=GC&quot;)+SUMIFS([.$E$10:.$E$12];[.$F$10:.$F$12];&quot;=GC&quot;)+SUMIFS([.$D$17:.$D$26];[.$E$17:.$E$26];&quot;=GC&quot;)+SUMIFS([.$D$31:.$D$36];[.$E$31:.$E$36];&quot;=GC&quot;)" office:value-type="currency" office:currency="CAD" office:value="24625" calcext:value-type="currency">
            <text:p>$24,625.00</text:p>
          </table:table-cell>
          <table:table-cell table:style-name="ce5" table:formula="of:=[.B41]/[.B43]" office:value-type="percentage" office:value="0.31009948369223" calcext:value-type="percentage">
            <text:p>31.01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huttleworth Foundation</text:p>
          </table:table-cell>
          <table:table-cell table:style-name="ce3" table:formula="of:=SUMIFS([.$D$3:.$D$5];[.$E$3:.$E$5];&quot;=SF&quot;)+SUMIFS([.$E$10:.$E$12];[.$F$10:.$F$12];&quot;=SF&quot;)++SUMIFS([.$D$17:.$D$26];[.$E$17:.$E$26];&quot;=SF&quot;)+SUMIFS([.$D$31:.$D$36];[.$E$31:.$E$36];&quot;=SF&quot;)" office:value-type="currency" office:currency="CAD" office:value="50000" calcext:value-type="currency">
            <text:p>$50,000.00</text:p>
          </table:table-cell>
          <table:table-cell table:style-name="ce5" table:formula="of:=[.B42]/[.B43]" office:value-type="percentage" office:value="0.629643621710112" calcext:value-type="percentage">
            <text:p>62.96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40:.B42])" office:value-type="currency" office:currency="CAD" office:value="79410" calcext:value-type="currency">
            <text:p>$79,410.00</text:p>
          </table:table-cell>
          <table:table-cell table:style-name="ce5" table:formula="of:=SUM([.C40:.C42])" office:value-type="percentage" office:value="1" calcext:value-type="percentage">
            <text:p>100.00%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pital costs</text:p>
          </table:table-cell>
          <table:table-cell table:style-name="ce3" table:formula="of:=[.D6]" office:value-type="currency" office:currency="CAD" office:value="3350" calcext:value-type="currency">
            <text:p>$3,35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terial costs</text:p>
          </table:table-cell>
          <table:table-cell table:style-name="ce3" table:formula="of:=[.E13]" office:value-type="currency" office:currency="CAD" office:value="1400" calcext:value-type="currency">
            <text:p>$1,40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nthly recurring costs</text:p>
          </table:table-cell>
          <table:table-cell table:style-name="ce3" table:formula="of:=[.D27]" office:value-type="currency" office:currency="CAD" office:value="70640" calcext:value-type="currency">
            <text:p>$70,64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ellaneous Costs</text:p>
          </table:table-cell>
          <table:table-cell table:style-name="ce3" table:formula="of:=[.D37]" office:value-type="currency" office:currency="CAD" office:value="4020" calcext:value-type="currency">
            <text:p>$4,020.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45:.B48])" office:value-type="currency" office:currency="CAD" office:value="79410" calcext:value-type="currency">
            <text:p>$79,410.00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iscal Year</text:p>
          </table:table-cell>
          <table:table-cell office:value-type="string" calcext:value-type="string">
            <text:p>Shuttleworth Foundation</text:p>
          </table:table-cell>
          <table:table-cell office:value-type="string" calcext:value-type="string">
            <text:p>Glia Gaza</text:p>
          </table:table-cell>
          <table:table-cell table:style-name="Default" office:value-type="string" calcext:value-type="string">
            <text:p>Glia Canada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table:formula="of:=SUMIFS([.$D$3:.$D$5];[.$E$3:.$E$5];&quot;=SF&quot;)+SUMIFS([.$E$10:.$E$12];[.$F$10:.$F$12];&quot;=SF&quot;)++SUMIFS([.$D$17:.$D$26];[.$E$17:.$E$26];&quot;=SF&quot;)+SUMIFS([.$D$31:.$D$36];[.$E$31:.$E$36];&quot;=SF&quot;)" office:value-type="currency" office:currency="CAD" office:value="50000" calcext:value-type="currency">
            <text:p>$50,000.00</text:p>
          </table:table-cell>
          <table:table-cell table:style-name="ce3" table:formula="of:=SUMIFS([.$D$3:.$D$5];[.$E$3:.$E$5];&quot;=GG&quot;)+SUMIFS([.$E$10:.$E$12];[.$F$10:.$F$12];&quot;=GG&quot;)+SUMIFS([.$D$17:.$D$26];[.$E$17:.$E$26];&quot;=GG&quot;)+SUMIFS([.$D$31:.$D$36];[.$E$31:.$E$36];&quot;=GG&quot;)" office:value-type="currency" office:currency="CAD" office:value="4785" calcext:value-type="currency">
            <text:p>$4,785.00</text:p>
          </table:table-cell>
          <table:table-cell table:formula="of:=SUMIFS([.$D$3:.$D$5];[.$E$3:.$E$5];&quot;=GC&quot;)+SUMIFS([.$E$10:.$E$12];[.$F$10:.$F$12];&quot;=GC&quot;)+SUMIFS([.$D$17:.$D$26];[.$E$17:.$E$26];&quot;=GC&quot;)+SUMIFS([.$D$31:.$D$36];[.$E$31:.$E$36];&quot;=GC&quot;)" office:value-type="currency" office:currency="CAD" office:value="24625" calcext:value-type="currency">
            <text:p>$24,625.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3" table:formula="of:=[.B53]-10000" office:value-type="currency" office:currency="CAD" office:value="40000" calcext:value-type="currency">
            <text:p>$40,000.00</text:p>
          </table:table-cell>
          <table:table-cell table:style-name="ce3" table:formula="of:=[.C53]+10000" office:value-type="currency" office:currency="CAD" office:value="14785" calcext:value-type="currency">
            <text:p>$14,785.00</text:p>
          </table:table-cell>
          <table:table-cell table:formula="of:=[.D53]" office:value-type="currency" office:currency="CAD" office:value="24625" calcext:value-type="currency">
            <text:p>$24,625.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style-name="ce3" table:formula="of:=[.B54]-10000" office:value-type="currency" office:currency="CAD" office:value="30000" calcext:value-type="currency">
            <text:p>$30,000.00</text:p>
          </table:table-cell>
          <table:table-cell table:style-name="ce3" table:formula="of:=[.C54]+10000" office:value-type="currency" office:currency="CAD" office:value="24785" calcext:value-type="currency">
            <text:p>$24,785.00</text:p>
          </table:table-cell>
          <table:table-cell table:formula="of:=[.D54]" office:value-type="currency" office:currency="CAD" office:value="24625" calcext:value-type="currency">
            <text:p>$24,625.00</text:p>
          </table:table-cell>
          <table:table-cell table:number-columns-repeated="2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style-name="ce3" table:formula="of:=[.B55]-10000" office:value-type="currency" office:currency="CAD" office:value="20000" calcext:value-type="currency">
            <text:p>$20,000.00</text:p>
          </table:table-cell>
          <table:table-cell table:style-name="ce3" table:formula="of:=[.C55]+10000" office:value-type="currency" office:currency="CAD" office:value="34785" calcext:value-type="currency">
            <text:p>$34,785.00</text:p>
          </table:table-cell>
          <table:table-cell table:formula="of:=[.D55]" office:value-type="currency" office:currency="CAD" office:value="24625" calcext:value-type="currency">
            <text:p>$24,625.00</text:p>
          </table:table-cell>
          <table:table-cell table:number-columns-repeated="2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3" table:formula="of:=[.B56]-10000" office:value-type="currency" office:currency="CAD" office:value="10000" calcext:value-type="currency">
            <text:p>$10,000.00</text:p>
          </table:table-cell>
          <table:table-cell table:style-name="ce3" table:formula="of:=[.C56]+10000" office:value-type="currency" office:currency="CAD" office:value="44785" calcext:value-type="currency">
            <text:p>$44,785.00</text:p>
          </table:table-cell>
          <table:table-cell table:formula="of:=[.D56]" office:value-type="currency" office:currency="CAD" office:value="24625" calcext:value-type="currency">
            <text:p>$24,625.00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3" office:value-type="currency" office:currency="CAD" office:value="0" calcext:value-type="currency">
            <text:p>$0.00</text:p>
          </table:table-cell>
          <table:table-cell table:style-name="ce3" table:formula="of:=[.C57]+10000" office:value-type="currency" office:currency="CAD" office:value="54785" calcext:value-type="currency">
            <text:p>$54,785.00</text:p>
          </table:table-cell>
          <table:table-cell table:formula="of:=[.D57]" office:value-type="currency" office:currency="CAD" office:value="24625" calcext:value-type="currency">
            <text:p>$24,625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table:formula="of:=SUM([.B53:.B58])" office:value-type="currency" office:currency="CAD" office:value="150000" calcext:value-type="currency">
            <text:p>$150,000.00</text:p>
          </table:table-cell>
          <table:table-cell table:style-name="ce3" table:formula="of:=SUM([.C53:.C58])" office:value-type="currency" office:currency="CAD" office:value="178710" calcext:value-type="currency">
            <text:p>$178,710.00</text:p>
          </table:table-cell>
          <table:table-cell table:formula="of:=SUM([.D53:.D58])" office:value-type="currency" office:currency="CAD" office:value="147750" calcext:value-type="currency">
            <text:p>$147,750.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00-00-00</text:date>, <text:time style:data-style-name="N2" text:time-value="14:46:24.684484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9-05-21T16:33:29.075459012</dc:date>
    <meta:editing-duration>P2DT9H25M2S</meta:editing-duration>
    <meta:editing-cycles>39</meta:editing-cycles>
    <meta:generator>LibreOffice/6.0.7.3$Linux_X86_64 LibreOffice_project/00m0$Build-3</meta:generator>
    <meta:document-statistic meta:table-count="1" meta:cell-count="202" meta:object-count="0"/>
  </office:meta>
</office:document-meta>
</file>